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_pyr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(s)-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.14926346327173" calcext:value-type="float">
            <text:p>1.14926346327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5244911969629" calcext:value-type="float">
            <text:p>1.15244911969629</text:p>
          </table:table-cell>
          <table:table-cell office:value-type="float" office:value="1.1517456417601" calcext:value-type="float">
            <text:p>1.1517456417601</text:p>
          </table:table-cell>
          <table:table-cell office:value-type="float" office:value="1.14677244652652" calcext:value-type="float">
            <text:p>1.14677244652652</text:p>
          </table:table-cell>
          <table:table-cell office:value-type="float" office:value="1.14250956765151" calcext:value-type="float">
            <text:p>1.14250956765151</text:p>
          </table:table-cell>
          <table:table-cell office:value-type="float" office:value="1.14143260912371" calcext:value-type="float">
            <text:p>1.14143260912371</text:p>
          </table:table-cell>
          <table:table-cell office:value-type="float" office:value="1.13988567413782" calcext:value-type="float">
            <text:p>1.13988567413782</text:p>
          </table:table-cell>
          <table:table-cell office:value-type="float" office:value="1.13936600819546" calcext:value-type="float">
            <text:p>1.13936600819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5664262496954" calcext:value-type="float">
            <text:p>1.15664262496954</text:p>
          </table:table-cell>
          <table:table-cell office:value-type="float" office:value="1.15098073251437" calcext:value-type="float">
            <text:p>1.15098073251437</text:p>
          </table:table-cell>
          <table:table-cell office:value-type="float" office:value="1.14525160246734" calcext:value-type="float">
            <text:p>1.14525160246734</text:p>
          </table:table-cell>
          <table:table-cell office:value-type="float" office:value="1.1442958287383" calcext:value-type="float">
            <text:p>1.1442958287383</text:p>
          </table:table-cell>
          <table:table-cell office:value-type="float" office:value="1.13965224828293" calcext:value-type="float">
            <text:p>1.13965224828293</text:p>
          </table:table-cell>
          <table:table-cell office:value-type="float" office:value="1.13878451251649" calcext:value-type="float">
            <text:p>1.13878451251649</text:p>
          </table:table-cell>
          <table:table-cell office:value-type="float" office:value="1.13391439526829" calcext:value-type="float">
            <text:p>1.13391439526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6751724357561" calcext:value-type="float">
            <text:p>1.16751724357561</text:p>
          </table:table-cell>
          <table:table-cell office:value-type="float" office:value="1.15624222235585" calcext:value-type="float">
            <text:p>1.15624222235585</text:p>
          </table:table-cell>
          <table:table-cell office:value-type="float" office:value="1.1433108862752" calcext:value-type="float">
            <text:p>1.1433108862752</text:p>
          </table:table-cell>
          <table:table-cell office:value-type="float" office:value="1.13146764433525" calcext:value-type="float">
            <text:p>1.13146764433525</text:p>
          </table:table-cell>
          <table:table-cell office:value-type="float" office:value="1.12085819679247" calcext:value-type="float">
            <text:p>1.12085819679247</text:p>
          </table:table-cell>
          <table:table-cell office:value-type="float" office:value="1.11560589996998" calcext:value-type="float">
            <text:p>1.11560589996998</text:p>
          </table:table-cell>
          <table:table-cell office:value-type="float" office:value="1.1025009538094" calcext:value-type="float">
            <text:p>1.10250095380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8352211729339" calcext:value-type="float">
            <text:p>1.18352211729339</text:p>
          </table:table-cell>
          <table:table-cell office:value-type="float" office:value="1.13634279332172" calcext:value-type="float">
            <text:p>1.13634279332172</text:p>
          </table:table-cell>
          <table:table-cell office:value-type="float" office:value="1.09466552876364" calcext:value-type="float">
            <text:p>1.09466552876364</text:p>
          </table:table-cell>
          <table:table-cell office:value-type="float" office:value="1.04807887889958" calcext:value-type="float">
            <text:p>1.04807887889958</text:p>
          </table:table-cell>
          <table:table-cell office:value-type="float" office:value="1.00883868208476" calcext:value-type="float">
            <text:p>1.00883868208476</text:p>
          </table:table-cell>
          <table:table-cell office:value-type="float" office:value="0.993945357893648" calcext:value-type="float">
            <text:p>0.993945357893648</text:p>
          </table:table-cell>
          <table:table-cell office:value-type="float" office:value="0.967116152223076" calcext:value-type="float">
            <text:p>0.9671161522230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95536488501" calcext:value-type="float">
            <text:p>1.195536488501</text:p>
          </table:table-cell>
          <table:table-cell office:value-type="float" office:value="1.09243905803549" calcext:value-type="float">
            <text:p>1.09243905803549</text:p>
          </table:table-cell>
          <table:table-cell office:value-type="float" office:value="1.01580525433836" calcext:value-type="float">
            <text:p>1.01580525433836</text:p>
          </table:table-cell>
          <table:table-cell office:value-type="float" office:value="0.931014294946183" calcext:value-type="float">
            <text:p>0.931014294946183</text:p>
          </table:table-cell>
          <table:table-cell office:value-type="float" office:value="0.867936302488225" calcext:value-type="float">
            <text:p>0.867936302488225</text:p>
          </table:table-cell>
          <table:table-cell office:value-type="float" office:value="0.849498544228364" calcext:value-type="float">
            <text:p>0.849498544228364</text:p>
          </table:table-cell>
          <table:table-cell office:value-type="float" office:value="0.855959538040571" calcext:value-type="float">
            <text:p>0.855959538040571</text:p>
          </table:table-cell>
        </table:table-row>
      </table:table>
      <table:table table:name="Letm1_pyr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me(s)-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.14926346327173" calcext:value-type="float">
            <text:p>1.14926346327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5244186032981" calcext:value-type="float">
            <text:p>1.15244186032981</text:p>
          </table:table-cell>
          <table:table-cell office:value-type="float" office:value="1.14980730985169" calcext:value-type="float">
            <text:p>1.14980730985169</text:p>
          </table:table-cell>
          <table:table-cell office:value-type="float" office:value="1.14304488270323" calcext:value-type="float">
            <text:p>1.14304488270323</text:p>
          </table:table-cell>
          <table:table-cell office:value-type="float" office:value="1.13522242541731" calcext:value-type="float">
            <text:p>1.13522242541731</text:p>
          </table:table-cell>
          <table:table-cell office:value-type="float" office:value="1.13188063736087" calcext:value-type="float">
            <text:p>1.13188063736087</text:p>
          </table:table-cell>
          <table:table-cell office:value-type="float" office:value="1.1283198227147" calcext:value-type="float">
            <text:p>1.1283198227147</text:p>
          </table:table-cell>
          <table:table-cell office:value-type="float" office:value="1.12716979684798" calcext:value-type="float">
            <text:p>1.127169796847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5662931719248" calcext:value-type="float">
            <text:p>1.15662931719248</text:p>
          </table:table-cell>
          <table:table-cell office:value-type="float" office:value="1.14475461623219" calcext:value-type="float">
            <text:p>1.14475461623219</text:p>
          </table:table-cell>
          <table:table-cell office:value-type="float" office:value="1.12915687135838" calcext:value-type="float">
            <text:p>1.12915687135838</text:p>
          </table:table-cell>
          <table:table-cell office:value-type="float" office:value="1.11746205097545" calcext:value-type="float">
            <text:p>1.11746205097545</text:p>
          </table:table-cell>
          <table:table-cell office:value-type="float" office:value="1.10094353547134" calcext:value-type="float">
            <text:p>1.10094353547134</text:p>
          </table:table-cell>
          <table:table-cell office:value-type="float" office:value="1.09473098319845" calcext:value-type="float">
            <text:p>1.09473098319845</text:p>
          </table:table-cell>
          <table:table-cell office:value-type="float" office:value="1.09164223001627" calcext:value-type="float">
            <text:p>1.091642230016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6745211815583" calcext:value-type="float">
            <text:p>1.16745211815583</text:p>
          </table:table-cell>
          <table:table-cell office:value-type="float" office:value="1.08962299869881" calcext:value-type="float">
            <text:p>1.08962299869881</text:p>
          </table:table-cell>
          <table:table-cell office:value-type="float" office:value="1.00908517313704" calcext:value-type="float">
            <text:p>1.00908517313704</text:p>
          </table:table-cell>
          <table:table-cell office:value-type="float" office:value="0.926817697734388" calcext:value-type="float">
            <text:p>0.926817697734388</text:p>
          </table:table-cell>
          <table:table-cell office:value-type="float" office:value="0.862650767391044" calcext:value-type="float">
            <text:p>0.862650767391044</text:p>
          </table:table-cell>
          <table:table-cell office:value-type="float" office:value="0.832699448962268" calcext:value-type="float">
            <text:p>0.832699448962268</text:p>
          </table:table-cell>
          <table:table-cell office:value-type="float" office:value="0.833567759461762" calcext:value-type="float">
            <text:p>0.8335677594617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8318435970166" calcext:value-type="float">
            <text:p>1.18318435970166</text:p>
          </table:table-cell>
          <table:table-cell office:value-type="float" office:value="1.03695447028231" calcext:value-type="float">
            <text:p>1.03695447028231</text:p>
          </table:table-cell>
          <table:table-cell office:value-type="float" office:value="0.938898588871526" calcext:value-type="float">
            <text:p>0.938898588871526</text:p>
          </table:table-cell>
          <table:table-cell office:value-type="float" office:value="0.845704189605736" calcext:value-type="float">
            <text:p>0.845704189605736</text:p>
          </table:table-cell>
          <table:table-cell office:value-type="float" office:value="0.772580177390874" calcext:value-type="float">
            <text:p>0.772580177390874</text:p>
          </table:table-cell>
          <table:table-cell office:value-type="float" office:value="0.735508116503227" calcext:value-type="float">
            <text:p>0.735508116503227</text:p>
          </table:table-cell>
          <table:table-cell office:value-type="float" office:value="0.717570807824295" calcext:value-type="float">
            <text:p>0.717570807824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9464009532327" calcext:value-type="float">
            <text:p>1.19464009532327</text:p>
          </table:table-cell>
          <table:table-cell office:value-type="float" office:value="1.04672244787607" calcext:value-type="float">
            <text:p>1.04672244787607</text:p>
          </table:table-cell>
          <table:table-cell office:value-type="float" office:value="0.950902574573608" calcext:value-type="float">
            <text:p>0.950902574573608</text:p>
          </table:table-cell>
          <table:table-cell office:value-type="float" office:value="0.853906842754112" calcext:value-type="float">
            <text:p>0.853906842754112</text:p>
          </table:table-cell>
          <table:table-cell office:value-type="float" office:value="0.777351302081162" calcext:value-type="float">
            <text:p>0.777351302081162</text:p>
          </table:table-cell>
          <table:table-cell office:value-type="float" office:value="0.745940583677768" calcext:value-type="float">
            <text:p>0.745940583677768</text:p>
          </table:table-cell>
          <table:table-cell office:value-type="float" office:value="0.744731619548535" calcext:value-type="float">
            <text:p>0.744731619548535</text:p>
          </table:table-cell>
        </table:table-row>
      </table:table>
      <table:table table:name="PDP1_pyr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(s)-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.14926346327173" calcext:value-type="float">
            <text:p>1.14926346327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5264419357501" calcext:value-type="float">
            <text:p>1.15264419357501</text:p>
          </table:table-cell>
          <table:table-cell office:value-type="float" office:value="1.15462827270962" calcext:value-type="float">
            <text:p>1.15462827270962</text:p>
          </table:table-cell>
          <table:table-cell office:value-type="float" office:value="1.15180988276226" calcext:value-type="float">
            <text:p>1.15180988276226</text:p>
          </table:table-cell>
          <table:table-cell office:value-type="float" office:value="1.15074851141503" calcext:value-type="float">
            <text:p>1.15074851141503</text:p>
          </table:table-cell>
          <table:table-cell office:value-type="float" office:value="1.15238687933421" calcext:value-type="float">
            <text:p>1.15238687933421</text:p>
          </table:table-cell>
          <table:table-cell office:value-type="float" office:value="1.15232758006303" calcext:value-type="float">
            <text:p>1.15232758006303</text:p>
          </table:table-cell>
          <table:table-cell office:value-type="float" office:value="1.15203556667337" calcext:value-type="float">
            <text:p>1.15203556667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5685566890798" calcext:value-type="float">
            <text:p>1.15685566890798</text:p>
          </table:table-cell>
          <table:table-cell office:value-type="float" office:value="1.15479256623531" calcext:value-type="float">
            <text:p>1.15479256623531</text:p>
          </table:table-cell>
          <table:table-cell office:value-type="float" office:value="1.15251579519107" calcext:value-type="float">
            <text:p>1.15251579519107</text:p>
          </table:table-cell>
          <table:table-cell office:value-type="float" office:value="1.15582778926964" calcext:value-type="float">
            <text:p>1.15582778926964</text:p>
          </table:table-cell>
          <table:table-cell office:value-type="float" office:value="1.15545295204093" calcext:value-type="float">
            <text:p>1.15545295204093</text:p>
          </table:table-cell>
          <table:table-cell office:value-type="float" office:value="1.15652932964378" calcext:value-type="float">
            <text:p>1.15652932964378</text:p>
          </table:table-cell>
          <table:table-cell office:value-type="float" office:value="1.15151894018273" calcext:value-type="float">
            <text:p>1.15151894018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6782876897455" calcext:value-type="float">
            <text:p>1.16782876897455</text:p>
          </table:table-cell>
          <table:table-cell office:value-type="float" office:value="1.16683641035454" calcext:value-type="float">
            <text:p>1.16683641035454</text:p>
          </table:table-cell>
          <table:table-cell office:value-type="float" office:value="1.16255782874184" calcext:value-type="float">
            <text:p>1.16255782874184</text:p>
          </table:table-cell>
          <table:table-cell office:value-type="float" office:value="1.16273703994876" calcext:value-type="float">
            <text:p>1.16273703994876</text:p>
          </table:table-cell>
          <table:table-cell office:value-type="float" office:value="1.16410182549893" calcext:value-type="float">
            <text:p>1.16410182549893</text:p>
          </table:table-cell>
          <table:table-cell office:value-type="float" office:value="1.16621790271473" calcext:value-type="float">
            <text:p>1.16621790271473</text:p>
          </table:table-cell>
          <table:table-cell office:value-type="float" office:value="1.14808183931293" calcext:value-type="float">
            <text:p>1.148081839312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8413607511347" calcext:value-type="float">
            <text:p>1.18413607511347</text:p>
          </table:table-cell>
          <table:table-cell office:value-type="float" office:value="1.17984169659945" calcext:value-type="float">
            <text:p>1.17984169659945</text:p>
          </table:table-cell>
          <table:table-cell office:value-type="float" office:value="1.17656032465448" calcext:value-type="float">
            <text:p>1.17656032465448</text:p>
          </table:table-cell>
          <table:table-cell office:value-type="float" office:value="1.18278318962414" calcext:value-type="float">
            <text:p>1.18278318962414</text:p>
          </table:table-cell>
          <table:table-cell office:value-type="float" office:value="1.19066590981278" calcext:value-type="float">
            <text:p>1.19066590981278</text:p>
          </table:table-cell>
          <table:table-cell office:value-type="float" office:value="1.18488867356096" calcext:value-type="float">
            <text:p>1.18488867356096</text:p>
          </table:table-cell>
          <table:table-cell office:value-type="float" office:value="1.15192819603256" calcext:value-type="float">
            <text:p>1.15192819603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9677959345586" calcext:value-type="float">
            <text:p>1.19677959345586</text:p>
          </table:table-cell>
          <table:table-cell office:value-type="float" office:value="1.20079535651959" calcext:value-type="float">
            <text:p>1.20079535651959</text:p>
          </table:table-cell>
          <table:table-cell office:value-type="float" office:value="1.20612426766341" calcext:value-type="float">
            <text:p>1.20612426766341</text:p>
          </table:table-cell>
          <table:table-cell office:value-type="float" office:value="1.21592406678619" calcext:value-type="float">
            <text:p>1.21592406678619</text:p>
          </table:table-cell>
          <table:table-cell office:value-type="float" office:value="1.22491175226641" calcext:value-type="float">
            <text:p>1.22491175226641</text:p>
          </table:table-cell>
          <table:table-cell office:value-type="float" office:value="1.23226329363929" calcext:value-type="float">
            <text:p>1.23226329363929</text:p>
          </table:table-cell>
          <table:table-cell office:value-type="float" office:value="1.23734156411706" calcext:value-type="float">
            <text:p>1.23734156411706</text:p>
          </table:table-cell>
        </table:table-row>
      </table:table>
      <table:table table:name="PDP1+Letm1_pyr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ime(s)-&gt;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.14926346327173" calcext:value-type="float">
            <text:p>1.14926346327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5264399479358" calcext:value-type="float">
            <text:p>1.15264399479358</text:p>
          </table:table-cell>
          <table:table-cell office:value-type="float" office:value="1.15457904956818" calcext:value-type="float">
            <text:p>1.15457904956818</text:p>
          </table:table-cell>
          <table:table-cell office:value-type="float" office:value="1.15171469730471" calcext:value-type="float">
            <text:p>1.15171469730471</text:p>
          </table:table-cell>
          <table:table-cell office:value-type="float" office:value="1.1505629188368" calcext:value-type="float">
            <text:p>1.1505629188368</text:p>
          </table:table-cell>
          <table:table-cell office:value-type="float" office:value="1.15214631372221" calcext:value-type="float">
            <text:p>1.15214631372221</text:p>
          </table:table-cell>
          <table:table-cell office:value-type="float" office:value="1.15203711811808" calcext:value-type="float">
            <text:p>1.15203711811808</text:p>
          </table:table-cell>
          <table:table-cell office:value-type="float" office:value="1.15172916574442" calcext:value-type="float">
            <text:p>1.15172916574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568553102991" calcext:value-type="float">
            <text:p>1.1568553102991</text:p>
          </table:table-cell>
          <table:table-cell office:value-type="float" office:value="1.15463508465168" calcext:value-type="float">
            <text:p>1.15463508465168</text:p>
          </table:table-cell>
          <table:table-cell office:value-type="float" office:value="1.15210996724359" calcext:value-type="float">
            <text:p>1.15210996724359</text:p>
          </table:table-cell>
          <table:table-cell office:value-type="float" office:value="1.15516770651655" calcext:value-type="float">
            <text:p>1.15516770651655</text:p>
          </table:table-cell>
          <table:table-cell office:value-type="float" office:value="1.15450995600235" calcext:value-type="float">
            <text:p>1.15450995600235</text:p>
          </table:table-cell>
          <table:table-cell office:value-type="float" office:value="1.15546696252487" calcext:value-type="float">
            <text:p>1.15546696252487</text:p>
          </table:table-cell>
          <table:table-cell office:value-type="float" office:value="1.15047894626513" calcext:value-type="float">
            <text:p>1.15047894626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6782706110375" calcext:value-type="float">
            <text:p>1.16782706110375</text:p>
          </table:table-cell>
          <table:table-cell office:value-type="float" office:value="1.16533758341854" calcext:value-type="float">
            <text:p>1.16533758341854</text:p>
          </table:table-cell>
          <table:table-cell office:value-type="float" office:value="1.16429286971796" calcext:value-type="float">
            <text:p>1.16429286971796</text:p>
          </table:table-cell>
          <table:table-cell office:value-type="float" office:value="1.17526671484587" calcext:value-type="float">
            <text:p>1.17526671484587</text:p>
          </table:table-cell>
          <table:table-cell office:value-type="float" office:value="1.18858743768368" calcext:value-type="float">
            <text:p>1.18858743768368</text:p>
          </table:table-cell>
          <table:table-cell office:value-type="float" office:value="1.1970818758917" calcext:value-type="float">
            <text:p>1.1970818758917</text:p>
          </table:table-cell>
          <table:table-cell office:value-type="float" office:value="1.17277368735609" calcext:value-type="float">
            <text:p>1.172773687356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8412770867538" calcext:value-type="float">
            <text:p>1.18412770867538</text:p>
          </table:table-cell>
          <table:table-cell office:value-type="float" office:value="1.18285071093609" calcext:value-type="float">
            <text:p>1.18285071093609</text:p>
          </table:table-cell>
          <table:table-cell office:value-type="float" office:value="1.19207761770534" calcext:value-type="float">
            <text:p>1.19207761770534</text:p>
          </table:table-cell>
          <table:table-cell office:value-type="float" office:value="1.21302936303021" calcext:value-type="float">
            <text:p>1.21302936303021</text:p>
          </table:table-cell>
          <table:table-cell office:value-type="float" office:value="1.22800033571208" calcext:value-type="float">
            <text:p>1.22800033571208</text:p>
          </table:table-cell>
          <table:table-cell office:value-type="float" office:value="1.22392640914394" calcext:value-type="float">
            <text:p>1.22392640914394</text:p>
          </table:table-cell>
          <table:table-cell office:value-type="float" office:value="1.18427427813292" calcext:value-type="float">
            <text:p>1.184274278132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14926346327173" calcext:value-type="float">
            <text:p>1.14926346327173</text:p>
          </table:table-cell>
          <table:table-cell office:value-type="float" office:value="1.19675793796336" calcext:value-type="float">
            <text:p>1.19675793796336</text:p>
          </table:table-cell>
          <table:table-cell office:value-type="float" office:value="1.20487227972664" calcext:value-type="float">
            <text:p>1.20487227972664</text:p>
          </table:table-cell>
          <table:table-cell office:value-type="float" office:value="1.21524682140777" calcext:value-type="float">
            <text:p>1.21524682140777</text:p>
          </table:table-cell>
          <table:table-cell office:value-type="float" office:value="1.22958062630286" calcext:value-type="float">
            <text:p>1.22958062630286</text:p>
          </table:table-cell>
          <table:table-cell office:value-type="float" office:value="1.23860012631245" calcext:value-type="float">
            <text:p>1.23860012631245</text:p>
          </table:table-cell>
          <table:table-cell office:value-type="float" office:value="1.24530057779401" calcext:value-type="float">
            <text:p>1.24530057779401</text:p>
          </table:table-cell>
          <table:table-cell office:value-type="float" office:value="1.25151291647909" calcext:value-type="float">
            <text:p>1.25151291647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6T12:34:03.664292889</meta:creation-date>
    <meta:generator>LibreOffice/6.4.7.2$Linux_X86_64 LibreOffice_project/40$Build-2</meta:generator>
    <dc:date>2025-07-16T12:36:00.006383100</dc:date>
    <meta:editing-duration>PT1M56S</meta:editing-duration>
    <meta:editing-cycles>1</meta:editing-cycles>
    <meta:document-statistic meta:table-count="4" meta:cell-count="252" meta:object-count="0"/>
  </office:meta>
</office:document-meta>
</file>